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0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15.svm" manifest:media-type=""/>
  <manifest:file-entry manifest:full-path="Pictures/TablePreview3.svm" manifest:media-type=""/>
  <manifest:file-entry manifest:full-path="Pictures/1000000000000020000000204B249CA79A42C6D7.png" manifest:media-type="image/png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19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278cm" fo:min-width="0.896cm"/>
    </style:style>
    <style:style style:name="gr3" style:family="graphic" style:parent-style-name="objectwithoutfill">
      <style:graphic-properties svg:stroke-width="0.053cm" svg:stroke-color="#000000" draw:marker-start-width="0.28cm" draw:marker-end="Rounded_20_large_20_Arrow" draw:marker-end-width="0.08cm" draw:fill="none" draw:textarea-vertical-align="middle" fo:padding-top="0.052cm" fo:padding-bottom="0.052cm" fo:padding-left="0.177cm" fo:padding-right="0.177cm"/>
    </style:style>
    <style:style style:name="gr4" style:family="graphic" style:parent-style-name="standard">
      <style:graphic-properties draw:textarea-horizontal-align="justify" draw:textarea-vertical-align="middle" draw:auto-grow-height="false" fo:min-height="0.821cm" fo:min-width="3.4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9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="none" fo:min-height="0.586cm"/>
    </style:style>
    <style:style style:name="gr10" style:family="graphic" style:parent-style-name="standard">
      <style:graphic-properties draw:stroke="none" draw:fill="none" fo:min-height="0.5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cm"/>
    </style:style>
    <style:style style:name="gr12" style:family="graphic" style:parent-style-name="standard">
      <style:graphic-properties draw:stroke="none" draw:fill="none" fo:min-height="0.4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14" style:family="graphic" style:parent-style-name="standard">
      <style:graphic-properties draw:stroke="dash" draw:stroke-dash="Fine_20_Dashed" draw:opacity="0%" draw:textarea-horizontal-align="justify" draw:textarea-vertical-align="middle" draw:auto-grow-height="false" fo:min-height="9.148cm" fo:min-width="23.146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2.544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2cm" fo:min-width="0.5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1.782cm" fo:min-width="4.58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0.51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 style:parent-style-name="standard">
      <style:graphic-properties draw:fill-color="#ff007f" draw:textarea-horizontal-align="justify" draw:textarea-vertical-align="middle" draw:auto-grow-height="false" fo:min-height="1.02cm" fo:min-width="0.516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draw:auto-grow-height="true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 style:list-style-name="L2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co1" style:family="table-column">
      <style:table-column-properties style:column-width="2.906cm" style:use-optimal-column-width="false"/>
    </style:style>
    <style:style style:name="co2" style:family="table-column">
      <style:table-column-properties style:column-width="2.907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.912cm"/>
    </style:style>
    <style:style style:name="ro3" style:family="table-row">
      <style:table-row-properties style:row-height="0.965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1pt"/>
    </style:style>
    <style:style style:name="P9" style:family="paragraph">
      <loext:graphic-properties draw:fill="none" draw:fill-color="#ffffff"/>
      <style:paragraph-properties fo:text-align="center"/>
      <style:text-properties fo:font-size="11pt"/>
    </style:style>
    <style:style style:name="P10" style:family="paragraph">
      <style:paragraph-properties fo:text-align="center"/>
      <style:text-properties fo:font-size="13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text-align="center"/>
      <style:text-properties fo:font-size="10pt" style:font-size-asian="11pt" style:font-size-complex="11pt"/>
    </style:style>
    <style:style style:name="P16" style:family="paragraph">
      <loext:graphic-properties draw:fill="none"/>
      <style:paragraph-properties fo:text-align="center"/>
      <style:text-properties fo:font-size="10pt" style:font-size-asian="11pt" style:font-size-complex="11pt"/>
    </style:style>
    <style:style style:name="P17" style:family="paragraph">
      <loext:graphic-properties draw:fill="none" draw:fill-color="#ffffff"/>
      <style:paragraph-properties fo:text-align="center"/>
      <style:text-properties fo:font-size="10pt" style:font-size-asian="11pt" style:font-size-complex="11p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style:text-properties fo:font-size="10pt"/>
    </style:style>
    <style:style style:name="P20" style:family="paragraph">
      <loext:graphic-properties draw:fill="none" draw:fill-color="#ffffff"/>
      <style:text-properties fo:font-size="10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text-properties fo:font-size="9pt"/>
    </style:style>
    <style:style style:name="P23" style:family="paragraph">
      <loext:graphic-properties draw:fill="none" draw:fill-color="#ffffff"/>
      <style:text-properties fo:font-size="9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-color="#ff007f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49cm" presentation:class="title" presentation:user-transformed="true">
          <draw:text-box>
            <text:p>Basic Memory Game</text:p>
          </draw:text-box>
        </draw:frame>
        <draw:frame presentation:style-name="pr2" draw:text-style-name="P1" draw:layer="layout" svg:width="25.5cm" svg:height="7cm" svg:x="1.5cm" svg:y="12.999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>
          <draw:text-box>
            <text:p>Objectives</text:p>
          </draw:text-box>
        </draw:frame>
        <draw:frame presentation:style-name="pr5" draw:text-style-name="P3" draw:layer="layout" svg:width="25.5cm" svg:height="13cm" svg:x="1cm" svg:y="5.4cm" presentation:class="outline" presentation:user-transformed="true">
          <draw:text-box>
            <text:list text:style-name="L2">
              <text:list-item>
                <text:p text:style-name="P3"><text:span text:style-name="T1">2 players will take turns to find matching pairs of cards in an array.</text:span></text:p>
                <text:p text:style-name="P3"><text:span text:style-name="T1"/></text:p>
              </text:list-item>
              <text:list-item>
                <text:p text:style-name="P3"><text:span text:style-name="T1">During each player’s turn:</text:span></text:p>
                <text:list>
                  <text:list-item>
                    <text:p><text:span text:style-name="T1">If a match is found, the matching pair of cards is shaded out, and a counter </text:span><text:span text:style-name="T1">will add to the player’s score.</text:span></text:p>
                  </text:list-item>
                  <text:list-item>
                    <text:p><text:span text:style-name="T1">If no match is found, turn is passed to next player.</text:span></text:p>
                    <text:p><text:span text:style-name="T1"/></text:p>
                  </text:list-item>
                </text:list>
              </text:list-item>
              <text:list-item>
                <text:p text:style-name="P3"><text:span text:style-name="T1">Throughout each Player’s turns, a countdown timer will run (30s).</text:span></text:p>
                <text:p text:style-name="P3"><text:span text:style-name="T1"/></text:p>
              </text:list-item>
              <text:list-item>
                <text:p text:style-name="P3"><text:span text:style-name="T1">At the end of 30 seconds, the game ends, and the Player with the most </text:span><text:span text:style-name="T1">pair of matches win the game.</text:span></text:p>
                <text:list>
                  <text:list-header>
                    <text:p text:style-name="P4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 presentation:user-transformed="true">
          <draw:text-box>
            <text:p>Game Flow</text:p>
          </draw:text-box>
        </draw:frame>
        <draw:custom-shape draw:style-name="gr2" draw:text-style-name="P6" draw:layer="layout" svg:width="1.974cm" svg:height="0.746cm" svg:x="4.358cm" svg:y="4.762cm">
          <text:p text:style-name="P6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7" draw:layer="layout" svg:x1="5.302cm" svg:y1="5.508cm" svg:x2="5.302cm" svg:y2="6.229cm">
          <text:p/>
        </draw:line>
        <draw:custom-shape draw:style-name="gr4" draw:text-style-name="P8" draw:layer="layout" svg:width="3.933cm" svg:height="1.071cm" svg:x="3.342cm" svg:y="6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4.043cm" svg:height="1.149cm" svg:x="3.323cm" svg:y="6.317cm">
          <draw:text-box>
            <text:p text:style-name="P8">Card array shown for 3 seconds</text:p>
          </draw:text-box>
        </draw:frame>
        <draw:g xml:id="id3" draw:id="id3">
          <draw:custom-shape draw:style-name="gr6" draw:text-style-name="P10" draw:layer="layout" svg:width="3.07cm" svg:height="1.27cm" svg:x="3.819cm" svg:y="8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2" draw:layer="layout" svg:width="3.156cm" svg:height="1.149cm" svg:x="3.819cm" svg:y="8.371cm">
            <draw:text-box>
              <text:p text:style-name="P11"><text:span text:style-name="T2">Game Start</text:span></text:p>
              <text:p text:style-name="P11"><text:span text:style-name="T2">(Player 1)</text:span></text:p>
            </draw:text-box>
          </draw:frame>
        </draw:g>
        <draw:line draw:style-name="gr3" draw:text-style-name="P7" draw:layer="layout" svg:x1="5.328cm" svg:y1="9.52cm" svg:x2="5.328cm" svg:y2="10.241cm">
          <text:p/>
        </draw:line>
        <draw:custom-shape draw:style-name="gr8" draw:text-style-name="P13" xml:id="id5" draw:id="id5" draw:layer="layout" svg:width="7.62cm" svg:height="2.54cm" svg:x="1.518cm" svg:y="10.28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9" draw:text-style-name="P14" draw:layer="layout" svg:width="5.144cm" svg:height="0.836cm" svg:x="2.74cm" svg:y="11.284cm">
          <draw:text-box>
            <text:p text:style-name="P11"><text:span text:style-name="T2">Player 1 gets a match?</text:span></text:p>
          </draw:text-box>
        </draw:frame>
        <draw:line draw:style-name="gr3" draw:text-style-name="P7" draw:layer="layout" svg:x1="5.302cm" svg:y1="5.495cm" svg:x2="5.302cm" svg:y2="6.216cm">
          <text:p/>
        </draw:line>
        <draw:line draw:style-name="gr3" draw:text-style-name="P7" draw:layer="layout" svg:x1="9.038cm" svg:y1="11.552cm" svg:x2="10.2cm" svg:y2="11.552cm">
          <text:p/>
        </draw:line>
        <draw:frame draw:style-name="gr10" draw:text-style-name="P16" draw:layer="layout" svg:width="1.524cm" svg:height="0.762cm" svg:x="8.884cm" svg:y="10.79cm">
          <draw:text-box>
            <text:p text:style-name="P15"><text:span text:style-name="T3">No</text:span></text:p>
          </draw:text-box>
        </draw:frame>
        <draw:custom-shape draw:style-name="gr6" draw:text-style-name="P10" xml:id="id2" draw:id="id2" draw:layer="layout" svg:width="3.07cm" svg:height="1.27cm" svg:x="10.154cm" svg:y="10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3.156cm" svg:height="0.722cm" svg:x="10.068cm" svg:y="11.084cm">
          <draw:text-box>
            <text:p text:style-name="P11"><text:span text:style-name="T2">Player 2 turn</text:span></text:p>
          </draw:text-box>
        </draw:frame>
        <draw:line draw:style-name="gr3" draw:text-style-name="P7" draw:layer="layout" svg:x1="5.328cm" svg:y1="12.822cm" svg:x2="5.328cm" svg:y2="13.543cm">
          <text:p/>
        </draw:line>
        <draw:frame draw:style-name="gr12" draw:text-style-name="P16" draw:layer="layout" svg:width="1.524cm" svg:height="0.657cm" svg:x="3.804cm" svg:y="12.822cm">
          <draw:text-box>
            <text:p text:style-name="P15"><text:span text:style-name="T3">Yes</text:span></text:p>
          </draw:text-box>
        </draw:frame>
        <draw:custom-shape draw:style-name="gr6" draw:text-style-name="P10" draw:layer="layout" svg:width="3.07cm" svg:height="1.27cm" svg:x="3.782cm" svg:y="13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xml:id="id1" draw:id="id1" draw:layer="layout" svg:width="3.156cm" svg:height="1.063cm" svg:x="3.796cm" svg:y="13.678cm">
          <draw:text-box>
            <text:p text:style-name="P15"><text:span text:style-name="T3">Player 1 score counter ++</text:span></text:p>
          </draw:text-box>
        </draw:frame>
        <draw:connector draw:style-name="gr3" draw:text-style-name="P7" draw:layer="layout" svg:x1="6.952cm" svg:y1="14.209cm" svg:x2="11.689cm" svg:y2="12.06cm" draw:start-shape="id1" draw:start-glue-point="1" draw:end-shape="id2" draw:end-glue-point="2" svg:d="M6952 14209h4737v-2149" svg:viewBox="0 0 4738 2150">
          <text:p/>
        </draw:connector>
        <draw:custom-shape draw:style-name="gr8" draw:text-style-name="P13" draw:layer="layout" svg:width="7.62cm" svg:height="2.54cm" svg:x="14.372cm" svg:y="10.28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9" draw:text-style-name="P14" draw:layer="layout" svg:width="5.144cm" svg:height="0.836cm" svg:x="15.594cm" svg:y="11.284cm">
          <draw:text-box>
            <text:p text:style-name="P11"><text:span text:style-name="T2">Player 2 gets a match?</text:span></text:p>
          </draw:text-box>
        </draw:frame>
        <draw:line draw:style-name="gr3" draw:text-style-name="P7" draw:layer="layout" svg:x1="18.182cm" svg:y1="12.822cm" svg:x2="18.182cm" svg:y2="13.543cm">
          <text:p/>
        </draw:line>
        <draw:frame draw:style-name="gr12" draw:text-style-name="P16" draw:layer="layout" svg:width="1.524cm" svg:height="0.657cm" svg:x="16.658cm" svg:y="12.822cm">
          <draw:text-box>
            <text:p text:style-name="P15"><text:span text:style-name="T3">Yes</text:span></text:p>
          </draw:text-box>
        </draw:frame>
        <draw:line draw:style-name="gr3" draw:text-style-name="P7" draw:layer="layout" svg:x1="13.224cm" svg:y1="11.552cm" svg:x2="14.386cm" svg:y2="11.552cm">
          <text:p/>
        </draw:line>
        <draw:custom-shape draw:style-name="gr6" draw:text-style-name="P10" draw:layer="layout" svg:width="3.07cm" svg:height="1.27cm" svg:x="16.658cm" svg:y="13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xml:id="id4" draw:id="id4" draw:layer="layout" svg:width="3.156cm" svg:height="1.063cm" svg:x="16.672cm" svg:y="13.578cm">
          <draw:text-box>
            <text:p text:style-name="P15"><text:span text:style-name="T3">Player 2 score counter ++</text:span></text:p>
          </draw:text-box>
        </draw:frame>
        <draw:line draw:style-name="gr3" draw:text-style-name="P7" draw:layer="layout" svg:x1="5.334cm" svg:y1="7.336cm" svg:x2="5.328cm" svg:y2="8.328cm">
          <text:p/>
        </draw:line>
        <draw:frame draw:style-name="gr10" draw:text-style-name="P16" draw:layer="layout" svg:width="1.524cm" svg:height="0.762cm" svg:x="21.992cm" svg:y="10.668cm">
          <draw:text-box>
            <text:p text:style-name="P15"><text:span text:style-name="T3">No</text:span></text:p>
          </draw:text-box>
        </draw:frame>
        <draw:connector draw:style-name="gr3" draw:text-style-name="P7" draw:layer="layout" draw:line-skew="8.64cm" svg:x1="22.028cm" svg:y1="11.547cm" svg:x2="6.975cm" svg:y2="8.885cm" draw:end-shape="id3" draw:end-glue-point="1" svg:d="M22028 11547h1364v-2662h-16417" svg:viewBox="0 0 16418 2663">
          <text:p/>
        </draw:connector>
        <draw:connector draw:style-name="gr3" draw:text-style-name="P7" draw:layer="layout" draw:line-skew="1.369cm" svg:x1="18.25cm" svg:y1="14.641cm" svg:x2="1.518cm" svg:y2="11.552cm" draw:start-shape="id4" draw:start-glue-point="2" draw:end-shape="id5" draw:end-glue-point="5" svg:d="M18250 14641v1869h-17233v-4958h501" svg:viewBox="0 0 17234 4959">
          <text:p/>
        </draw:connector>
        <draw:custom-shape draw:style-name="gr14" draw:text-style-name="P18" draw:layer="layout" svg:width="23.646cm" svg:height="9.398cm" svg:x="0.762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0" draw:layer="layout" svg:width="2.794cm" svg:height="2.794cm" svg:x="24.692cm" svg:y="9.428cm">
          <draw:text-box>
            <text:p text:style-name="P19">30s counter running throughout, and will end game when time is up</text:p>
          </draw:text-box>
        </draw:frame>
        <draw:frame draw:style-name="gr15" draw:text-style-name="P20" draw:layer="layout" svg:width="2.794cm" svg:height="2.794cm" svg:x="24.692cm" svg:y="12.928cm">
          <draw:text-box>
            <text:p text:style-name="P19">When counter ends, counter with most ++ wi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>
          <draw:text-box>
            <text:p>Layout (Start – All cards shown for 3s)</text:p>
          </draw:text-box>
        </draw:frame>
        <draw:custom-shape draw:style-name="gr16" draw:text-style-name="P21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1.382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2.582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3.782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4.982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1.382cm" svg:y="9.3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2.582cm" svg:y="9.3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3.782cm" svg:y="9.3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4.982cm" svg:y="9.3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1.382cm" svg:y="10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2.582cm" svg:y="10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3.782cm" svg:y="10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4.982cm" svg:y="10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1.382cm" svg:y="12.2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2.582cm" svg:y="12.2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3.782cm" svg:y="12.2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4.982cm" svg:y="12.2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1.382cm" svg:y="13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2.582cm" svg:y="13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3.782cm" svg:y="13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16cm" svg:height="1.27cm" svg:x="14.982cm" svg:y="13.774cm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32cm" svg:height="0.615cm" svg:x="25.646cm" svg:y="18.134cm">
          <draw:text-box>
            <text:p text:style-name="P22">NTS</text:p>
          </draw:text-box>
        </draw:frame>
        <draw:frame draw:style-name="standard" draw:layer="layout" svg:width="5.811cm" svg:height="1.927cm" svg:x="1.724cm" svg:y="6.6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 table:number-columns-spanned="2">
                <text:p>Player 1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24">Score: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813cm" svg:height="1.928cm" svg:x="19.025cm" svg:y="6.66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gray3">
              <table:table-cell table:number-columns-spanned="2">
                <text:p>Player 2</text:p>
              </table:table-cell>
              <table:covered-table-cell/>
            </table:table-row>
            <table:table-row table:style-name="ro3" table:default-cell-style-name="gray2">
              <table:table-cell>
                <text:p text:style-name="P24">Score: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25" draw:layer="layout" svg:width="6.604cm" svg:height="0.988cm" svg:x="9.906cm" svg:y="16.256cm">
          <draw:text-box>
            <text:p text:style-name="P13">Timer</text:p>
          </draw:text-box>
        </draw:frame>
        <draw:custom-shape draw:style-name="gr18" draw:text-style-name="P18" draw:layer="layout" svg:width="5.08cm" svg:height="2.032cm" svg:x="10.668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0.001cm" svg:x="24.13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>
          <draw:text-box>
            <text:p>Layout (Start – Player 1)</text:p>
          </draw:text-box>
        </draw:frame>
        <draw:custom-shape draw:style-name="gr20" draw:text-style-name="P13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3.774cm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32cm" svg:height="0.615cm" svg:x="25.646cm" svg:y="18.134cm">
          <draw:text-box>
            <text:p text:style-name="P22">NTS</text:p>
          </draw:text-box>
        </draw:frame>
        <draw:frame draw:style-name="standard" draw:layer="layout" svg:width="5.811cm" svg:height="1.927cm" svg:x="1.724cm" svg:y="6.6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 table:number-columns-spanned="2">
                <text:p>Player 1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24">Score: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813cm" svg:height="1.928cm" svg:x="19.025cm" svg:y="6.66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gray3">
              <table:table-cell table:number-columns-spanned="2">
                <text:p>Player 2</text:p>
              </table:table-cell>
              <table:covered-table-cell/>
            </table:table-row>
            <table:table-row table:style-name="ro3" table:default-cell-style-name="gray2">
              <table:table-cell>
                <text:p text:style-name="P24">Score:</text:p>
              </table:table-cell>
              <table:table-cell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8" draw:text-style-name="P18" draw:layer="layout" svg:width="5.08cm" svg:height="2.032cm" svg:x="10.668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0.001cm" svg:x="24.13cm" svg:y="14.224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5.08cm" svg:height="1.016cm" svg:x="10.668cm" svg:y="16.31cm">
          <draw:text-box>
            <text:p text:style-name="P13">00:30: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>
          <draw:text-box>
            <text:p>Layout (Player 1 – gets match)</text:p>
          </draw:text-box>
        </draw:frame>
        <draw:custom-shape draw:style-name="gr20" draw:text-style-name="P13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9.3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2.5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3.774cm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32cm" svg:height="0.615cm" svg:x="25.646cm" svg:y="18.134cm">
          <draw:text-box>
            <text:p text:style-name="P22">NTS</text:p>
          </draw:text-box>
        </draw:frame>
        <draw:frame draw:style-name="standard" draw:layer="layout" svg:width="5.811cm" svg:height="1.927cm" svg:x="1.724cm" svg:y="6.6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 table:number-columns-spanned="2">
                <text:p>Player 1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24">Score: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813cm" svg:height="1.928cm" svg:x="19.025cm" svg:y="6.66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gray3">
              <table:table-cell table:number-columns-spanned="2">
                <text:p>Player 2</text:p>
              </table:table-cell>
              <table:covered-table-cell/>
            </table:table-row>
            <table:table-row table:style-name="ro3" table:default-cell-style-name="gray2">
              <table:table-cell>
                <text:p text:style-name="P24">Score:</text:p>
              </table:table-cell>
              <table:table-cell>
                <text:p>0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8" draw:text-style-name="P18" draw:layer="layout" svg:width="5.08cm" svg:height="2.032cm" svg:x="10.668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0.001cm" svg:x="24.13cm" svg:y="14.224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5.08cm" svg:height="1.016cm" svg:x="10.668cm" svg:y="16.31cm">
          <draw:text-box>
            <text:p text:style-name="P13">00:28: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>
          <draw:text-box>
            <text:p>Layout (Player 2 turn)</text:p>
          </draw:text-box>
        </draw:frame>
        <draw:custom-shape draw:style-name="gr20" draw:text-style-name="P13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9.3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2.5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3.774cm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32cm" svg:height="0.615cm" svg:x="25.646cm" svg:y="18.134cm">
          <draw:text-box>
            <text:p text:style-name="P22">NTS</text:p>
          </draw:text-box>
        </draw:frame>
        <draw:frame draw:style-name="standard" draw:layer="layout" svg:width="5.811cm" svg:height="1.927cm" svg:x="1.724cm" svg:y="6.6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 table:number-columns-spanned="2">
                <text:p>Player 1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24">Score:</text:p>
              </table:table-cell>
              <table:table-cell>
                <text:p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813cm" svg:height="1.928cm" svg:x="19.025cm" svg:y="6.66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gray3">
              <table:table-cell table:number-columns-spanned="2">
                <text:p>Player 2</text:p>
              </table:table-cell>
              <table:covered-table-cell/>
            </table:table-row>
            <table:table-row table:style-name="ro3" table:default-cell-style-name="gray2">
              <table:table-cell>
                <text:p text:style-name="P24">Score:</text:p>
              </table:table-cell>
              <table:table-cell>
                <text:p>0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8" draw:text-style-name="P18" draw:layer="layout" svg:width="5.08cm" svg:height="2.032cm" svg:x="10.668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0.001cm" svg:x="24.13cm" svg:y="14.224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5.08cm" svg:height="1.016cm" svg:x="10.668cm" svg:y="16.31cm">
          <draw:text-box>
            <text:p text:style-name="P13">00:25: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>
          <draw:text-box>
            <text:p>Layout (Player 2 -gets match)</text:p>
          </draw:text-box>
        </draw:frame>
        <draw:custom-shape draw:style-name="gr20" draw:text-style-name="P13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9.3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2.5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1.3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3.7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3.774cm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32cm" svg:height="0.615cm" svg:x="25.646cm" svg:y="18.134cm">
          <draw:text-box>
            <text:p text:style-name="P22">NTS</text:p>
          </draw:text-box>
        </draw:frame>
        <draw:frame draw:style-name="standard" draw:layer="layout" svg:width="5.811cm" svg:height="1.927cm" svg:x="1.724cm" svg:y="6.6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 table:number-columns-spanned="2">
                <text:p>Player 1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24">Score:</text:p>
              </table:table-cell>
              <table:table-cell>
                <text:p>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813cm" svg:height="1.928cm" svg:x="19.025cm" svg:y="6.66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gray3">
              <table:table-cell table:number-columns-spanned="2">
                <text:p>Player 2</text:p>
              </table:table-cell>
              <table:covered-table-cell/>
            </table:table-row>
            <table:table-row table:style-name="ro3" table:default-cell-style-name="gray2">
              <table:table-cell>
                <text:p text:style-name="P24">Score:</text:p>
              </table:table-cell>
              <table:table-cell>
                <text:p>1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8" draw:text-style-name="P18" draw:layer="layout" svg:width="5.08cm" svg:height="2.032cm" svg:x="10.668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0.001cm" svg:x="24.13cm" svg:y="14.224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5.08cm" svg:height="1.016cm" svg:x="10.668cm" svg:y="16.31cm">
          <draw:text-box>
            <text:p text:style-name="P13">00:20: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>
          <draw:text-box>
            <text:p>Layout (Player 1 -no match)</text:p>
          </draw:text-box>
        </draw:frame>
        <draw:custom-shape draw:style-name="gr20" draw:text-style-name="P13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9.3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2.5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1.3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3.7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3.774cm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32cm" svg:height="0.615cm" svg:x="25.646cm" svg:y="18.134cm">
          <draw:text-box>
            <text:p text:style-name="P22">NTS</text:p>
          </draw:text-box>
        </draw:frame>
        <draw:frame draw:style-name="standard" draw:layer="layout" svg:width="5.811cm" svg:height="1.927cm" svg:x="1.724cm" svg:y="6.6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 table:number-columns-spanned="2">
                <text:p>Player 1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24">Score:</text:p>
              </table:table-cell>
              <table:table-cell>
                <text:p>1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813cm" svg:height="1.928cm" svg:x="19.025cm" svg:y="6.66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gray3">
              <table:table-cell table:number-columns-spanned="2">
                <text:p>Player 2</text:p>
              </table:table-cell>
              <table:covered-table-cell/>
            </table:table-row>
            <table:table-row table:style-name="ro3" table:default-cell-style-name="gray2">
              <table:table-cell>
                <text:p text:style-name="P24">Score:</text:p>
              </table:table-cell>
              <table:table-cell>
                <text:p>1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8" draw:text-style-name="P18" draw:layer="layout" svg:width="5.08cm" svg:height="2.032cm" svg:x="10.668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0.001cm" svg:x="24.13cm" svg:y="14.224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5.08cm" svg:height="1.016cm" svg:x="10.668cm" svg:y="16.31cm">
          <draw:text-box>
            <text:p text:style-name="P13">00:19: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>
          <draw:text-box>
            <text:p>Layout (Player 2 - gets match)</text:p>
          </draw:text-box>
        </draw:frame>
        <draw:custom-shape draw:style-name="gr20" draw:text-style-name="P13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4.9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9.3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2.5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1.3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3.7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3.774cm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32cm" svg:height="0.615cm" svg:x="25.646cm" svg:y="18.134cm">
          <draw:text-box>
            <text:p text:style-name="P22">NTS</text:p>
          </draw:text-box>
        </draw:frame>
        <draw:frame draw:style-name="standard" draw:layer="layout" svg:width="5.811cm" svg:height="1.927cm" svg:x="1.724cm" svg:y="6.6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 table:number-columns-spanned="2">
                <text:p>Player 1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24">Score:</text:p>
              </table:table-cell>
              <table:table-cell>
                <text:p>1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5.813cm" svg:height="1.928cm" svg:x="19.025cm" svg:y="6.66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gray3">
              <table:table-cell table:number-columns-spanned="2">
                <text:p>Player 2</text:p>
              </table:table-cell>
              <table:covered-table-cell/>
            </table:table-row>
            <table:table-row table:style-name="ro3" table:default-cell-style-name="gray2">
              <table:table-cell>
                <text:p text:style-name="P24">Score:</text:p>
              </table:table-cell>
              <table:table-cell>
                <text:p>2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18" draw:text-style-name="P18" draw:layer="layout" svg:width="5.08cm" svg:height="2.032cm" svg:x="10.668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0.001cm" svg:x="24.13cm" svg:y="14.224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5.08cm" svg:height="1.016cm" svg:x="10.668cm" svg:y="16.31cm">
          <draw:text-box>
            <text:p text:style-name="P13">00:19: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>
          <draw:text-box>
            <text:p>Layout (Player 1 - no match)</text:p>
          </draw:text-box>
        </draw:frame>
        <draw:custom-shape draw:style-name="gr20" draw:text-style-name="P13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4.9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9.3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2.5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1.3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3.7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3.774cm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32cm" svg:height="0.615cm" svg:x="25.646cm" svg:y="18.134cm">
          <draw:text-box>
            <text:p text:style-name="P22">NTS</text:p>
          </draw:text-box>
        </draw:frame>
        <draw:frame draw:style-name="standard" draw:layer="layout" svg:width="5.811cm" svg:height="1.927cm" svg:x="1.724cm" svg:y="6.6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 table:number-columns-spanned="2">
                <text:p>Player 1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24">Score:</text:p>
              </table:table-cell>
              <table:table-cell>
                <text:p>1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5.813cm" svg:height="1.928cm" svg:x="19.025cm" svg:y="6.66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gray3">
              <table:table-cell table:number-columns-spanned="2">
                <text:p>Player 2</text:p>
              </table:table-cell>
              <table:covered-table-cell/>
            </table:table-row>
            <table:table-row table:style-name="ro3" table:default-cell-style-name="gray2">
              <table:table-cell>
                <text:p text:style-name="P24">Score:</text:p>
              </table:table-cell>
              <table:table-cell>
                <text:p>2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8" draw:text-style-name="P18" draw:layer="layout" svg:width="5.08cm" svg:height="2.032cm" svg:x="10.668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0.001cm" svg:x="24.13cm" svg:y="14.224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5.08cm" svg:height="1.016cm" svg:x="10.668cm" svg:y="16.31cm">
          <draw:text-box>
            <text:p text:style-name="P13">00:10: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>
          <draw:text-box>
            <text:p>Layout (Player 2 - gets match)</text:p>
          </draw:text-box>
        </draw:frame>
        <draw:custom-shape draw:style-name="gr20" draw:text-style-name="P13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4.9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9.3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2.5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0.7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2.5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1.3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3.7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3.774cm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32cm" svg:height="0.615cm" svg:x="25.646cm" svg:y="18.134cm">
          <draw:text-box>
            <text:p text:style-name="P22">NTS</text:p>
          </draw:text-box>
        </draw:frame>
        <draw:frame draw:style-name="standard" draw:layer="layout" svg:width="5.811cm" svg:height="1.927cm" svg:x="1.724cm" svg:y="6.6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 table:number-columns-spanned="2">
                <text:p>Player 1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24">Score:</text:p>
              </table:table-cell>
              <table:table-cell>
                <text:p>1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5.813cm" svg:height="1.928cm" svg:x="19.025cm" svg:y="6.66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gray3">
              <table:table-cell table:number-columns-spanned="2">
                <text:p>Player 2</text:p>
              </table:table-cell>
              <table:covered-table-cell/>
            </table:table-row>
            <table:table-row table:style-name="ro3" table:default-cell-style-name="gray2">
              <table:table-cell>
                <text:p text:style-name="P24">Score:</text:p>
              </table:table-cell>
              <table:table-cell>
                <text:p>3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18" draw:text-style-name="P18" draw:layer="layout" svg:width="5.08cm" svg:height="2.032cm" svg:x="10.668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0.001cm" svg:x="24.13cm" svg:y="14.224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5.08cm" svg:height="1.016cm" svg:x="10.668cm" svg:y="16.31cm">
          <draw:text-box>
            <text:p text:style-name="P13">00:01: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>
          <draw:text-box>
            <text:p>Layout (Time’s up)</text:p>
          </draw:text-box>
        </draw:frame>
        <draw:custom-shape draw:style-name="gr20" draw:text-style-name="P13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4.982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9.3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2.5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9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0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1.3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2.2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3.7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2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016cm" svg:height="1.27cm" svg:x="10.1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1.3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2.5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3.782cm" svg:y="13.7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16cm" svg:height="1.27cm" svg:x="14.982cm" svg:y="13.774cm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32cm" svg:height="0.615cm" svg:x="25.646cm" svg:y="18.134cm">
          <draw:text-box>
            <text:p text:style-name="P22">NTS</text:p>
          </draw:text-box>
        </draw:frame>
        <draw:frame draw:style-name="standard" draw:layer="layout" svg:width="5.811cm" svg:height="1.927cm" svg:x="1.724cm" svg:y="6.6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 table:number-columns-spanned="2">
                <text:p>Player 1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24">Score:</text:p>
              </table:table-cell>
              <table:table-cell>
                <text:p>1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5.813cm" svg:height="1.928cm" svg:x="19.025cm" svg:y="6.66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gray3">
              <table:table-cell table:number-columns-spanned="2">
                <text:p>Player 2</text:p>
              </table:table-cell>
              <table:covered-table-cell/>
            </table:table-row>
            <table:table-row table:style-name="ro3" table:default-cell-style-name="gray2">
              <table:table-cell>
                <text:p text:style-name="P24">Score:</text:p>
              </table:table-cell>
              <table:table-cell>
                <text:p>2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18" draw:text-style-name="P18" draw:layer="layout" svg:width="5.08cm" svg:height="2.032cm" svg:x="10.668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0.001cm" svg:x="24.13cm" svg:y="14.224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5.08cm" svg:height="1.016cm" svg:x="10.668cm" svg:y="16.31cm">
          <draw:text-box>
            <text:p text:style-name="P13">00:00:00</text:p>
          </draw:text-box>
        </draw:frame>
        <draw:custom-shape draw:style-name="gr18" draw:text-style-name="P18" draw:layer="layout" svg:width="5.08cm" svg:height="2.032cm" svg:x="10.668cm" svg:y="4.948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5.08cm" svg:height="1.016cm" svg:x="10.668cm" svg:y="5.51cm">
          <draw:text-box>
            <text:p text:style-name="P13">Player 2 wins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299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199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299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199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8.99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0.999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499cm" presentation:class="outline" presentation:placeholder="true">
        <draw:text-box/>
      </draw:frame>
      <draw:frame presentation:style-name="Mpr5" draw:layer="backgroundobjects" svg:width="6.5cm" svg:height="1.449cm" svg:x="21cm" svg:y="18.99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8.99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8.99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49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2.999cm" presentation:class="outline" presentation:placeholder="true">
        <draw:text-box/>
      </draw:frame>
      <draw:frame presentation:style-name="Mpr10" draw:text-style-name="MP13" draw:layer="backgroundobjects" svg:width="6.5cm" svg:height="1.5cm" svg:x="21cm" svg:y="18.99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8.99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8.99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12:14.958496841</meta:creation-date>
    <meta:editing-duration>PT7M36S</meta:editing-duration>
    <meta:editing-cycles>2</meta:editing-cycles>
    <meta:generator>LibreOffice/5.3.1.2$Linux_X86_64 LibreOffice_project/30m0$Build-2</meta:generator>
    <dc:date>2017-05-26T15:25:27.132729586</dc:date>
    <meta:document-statistic meta:object-count="4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